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Arial, Helvetica, sans-serif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8de56" officeooo:paragraph-rsid="0008de56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Calibri" fo:font-size="12pt" fo:letter-spacing="normal" fo:font-style="normal" fo:font-weight="normal" loext:padding="0cm" loext:border="none"/>
    </style:style>
    <style:style style:name="P3" style:family="paragraph" style:parent-style-name="Standard">
      <style:text-properties fo:font-variant="normal" fo:text-transform="none" fo:color="#000000" loext:opacity="100%" style:font-name="Calibri" fo:font-size="12pt" fo:letter-spacing="normal" fo:font-style="normal" fo:font-weight="normal" officeooo:rsid="0008de56" officeooo:paragraph-rsid="0008de56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fo:letter-spacing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fo:letter-spacing="normal" officeooo:paragraph-rsid="000ad8e0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fo:letter-spacing="normal" officeooo:rsid="000ad8e0" officeooo:paragraph-rsid="000ad8e0" loext:padding="0cm" loext:border="none"/>
    </style:style>
    <style:style style:name="P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style:font-name="Calibri" fo:font-size="12pt" fo:font-style="normal" fo:font-weight="normal"/>
    </style:style>
    <style:style style:name="T2" style:family="text">
      <style:text-properties style:font-name="Calibri" fo:font-size="12pt" fo:font-style="normal" fo:font-weight="normal" officeooo:rsid="000ad8e0"/>
    </style:style>
    <style:style style:name="T3" style:family="text">
      <style:text-properties fo:font-variant="normal" fo:text-transform="none" fo:color="#000000" loext:opacity="100%" style:font-name="Calibri" fo:font-size="12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Calibri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00" loext:opacity="100%" fo:letter-spacing="normal" loext:padding="0cm" loext:border="none"/>
    </style:style>
    <style:style style:name="T6" style:family="text">
      <style:text-properties officeooo:rsid="000ad8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pl virtualisation </text:p>
      <text:p text:style-name="P1"/>
      <text:p text:style-name="P3">Here are the CLOs I need to fulfill:</text:p>
      <text:p text:style-name="P2">1. Understand the business case for virtualization</text:p>
      <text:p text:style-name="P2">2. Understand how commercial considerations influence IT design decisions</text:p>
      <text:p text:style-name="P2">3. Apply an understanding of scale problems in environment design</text:p>
      <text:p text:style-name="P2">4. Build a virtual environment</text:p>
      <text:p text:style-name="P2">5. Maintain a virtual environment</text:p>
      <text:p text:style-name="P2"/>
      <text:p text:style-name="P2">Here is a summary of my other virtualization related experience/learning compared to the CLOs:</text:p>
      <text:p text:style-name="P2"/>
      <text:p text:style-name="P2">All CLOs: Cloud Certifications</text:p>
      <text:p text:style-name="P4">    • <text:span text:style-name="T1">AWS Cloud Practioner </text:span><text:a xlink:type="simple" xlink:href="https://www.credly.com/badges/8000396d-64e7-4976-84cd-c4f3dd892864/public_url" text:style-name="Internet_20_link" text:visited-style-name="Visited_20_Internet_20_Link"><text:span text:style-name="T1">https://www.credly.com/badges/8000396d-64e7-4976-84cd-c4f3dd892864/public_url</text:span></text:a></text:p>
      <text:p text:style-name="P4"><text:span text:style-name="T1"/></text:p>
      <text:p text:style-name="P5">     </text:p>
      <text:p text:style-name="P4">    • <text:span text:style-name="T1">Azure Fundamentals (AZ-900) </text:span><text:a xlink:type="simple" xlink:href="https://www.credly.com/badges/eb8524ef-4d3d-4323-9376-caeae2850d6b/public_url" text:style-name="Internet_20_link" text:visited-style-name="Visited_20_Internet_20_Link"><text:span text:style-name="T1">https://www.credly.com/badges/eb8524ef-4d3d-4323-9376-caeae2850d6b/public_url</text:span></text:a></text:p>
      <text:p text:style-name="P4"><text:span text:style-name="T1"/></text:p>
      <text:p text:style-name="P4">     </text:p>
      <text:p text:style-name="P4">    • <text:span text:style-name="T1">Azure A.I Fundamentals (AI-900) </text:span><text:a xlink:type="simple" xlink:href="https://www.credly.com/badges/0f00c904-de2c-4fde-b9d7-6d1e8590401a" text:style-name="Internet_20_link" text:visited-style-name="Visited_20_Internet_20_Link"><text:span text:style-name="T1">https://www.credly.com/badges/0f00c904-de2c-4fde-b9d7-6d1e8590401a</text:span></text:a></text:p>
      <text:p text:style-name="P4"><text:span text:style-name="T1"/></text:p>
      <text:p text:style-name="P4">     </text:p>
      <text:p text:style-name="P4">    • <text:span text:style-name="T1">Azure Data Fundamentals (DP-900) </text:span><text:a xlink:type="simple" xlink:href="https://www.credly.com/badges/cba90025-7764-46b7-aa22-df4229310f44" text:style-name="Internet_20_link" text:visited-style-name="Visited_20_Internet_20_Link"><text:span text:style-name="T1">https://www.credly.com/badges/cba90025-7764-46b7-aa22-df4229310f44</text:span></text:a></text:p>
      <text:p text:style-name="P4"><text:span text:style-name="T1"/></text:p>
      <text:p text:style-name="P4">     </text:p>
      <text:p text:style-name="P4">    • <text:span text:style-name="T1">Azure Microsoft 365 Fundamentals (MS-900) </text:span><text:a xlink:type="simple" xlink:href="https://www.credly.com/badges/1968a6d0-d6bc-4346-abcb-c1d0bb9e195d" text:style-name="Internet_20_link" text:visited-style-name="Visited_20_Internet_20_Link"><text:span text:style-name="T1">https://www.credly.com/badges/1968a6d0-d6bc-4346-abcb-c1d0bb9e195d</text:span></text:a></text:p>
      <text:p text:style-name="P4"><text:span text:style-name="T1"/></text:p>
      <text:p text:style-name="P4"/>
      <text:p text:style-name="P5"><text:span text:style-name="T6">Power Platforms </text:span><text:a xlink:type="simple" xlink:href="https://www.credly.com/badges/e07c66e2-cde9-4f9b-b22a-e242f088cf0d" text:style-name="Internet_20_link" text:visited-style-name="Visited_20_Internet_20_Link"><text:span text:style-name="T6">https://www.credly.com/badges/e07c66e2-cde9-4f9b-b22a-e242f088cf0d</text:span></text:a></text:p>
      <text:p text:style-name="P5"/>
      <text:p text:style-name="P5"/>
      <text:p text:style-name="P5"><text:span text:style-name="T6">Security and Compliance </text:span><text:a xlink:type="simple" xlink:href="https://www.credly.com/badges/1cae4dc4-c0f7-4ee5-ab88-f0e03a2e6652" text:style-name="Internet_20_link" text:visited-style-name="Visited_20_Internet_20_Link"><text:span text:style-name="T6">https://www.credly.com/badges/1cae4dc4-c0f7-4ee5-ab88-f0e03a2e6652</text:span></text:a></text:p>
      <text:p text:style-name="P5"/>
      <text:p text:style-name="P5"/>
      <text:p text:style-name="P6">AWS Cloud Quest: <text:a xlink:type="simple" xlink:href="https://www.credly.com/badges/25a1899a-d73f-4eca-b588-f8a2b768b1c7" text:style-name="Internet_20_link" text:visited-style-name="Visited_20_Internet_20_Link">https://www.credly.com/badges/25a1899a-d73f-4eca-b588-f8a2b768b1c7</text:a></text:p>
      <text:p text:style-name="P5"/>
      <text:p text:style-name="P5">   <text:span text:style-name="T6">AWS Architecting: </text:span><text:a xlink:type="simple" xlink:href="https://www.credly.com/badges/e65ce4c7-8a79-40b5-8e88-e9fd2edd48ee" text:style-name="Internet_20_link" text:visited-style-name="Visited_20_Internet_20_Link"><text:span text:style-name="T6">https://www.credly.com/badges/e65ce4c7-8a79-40b5-8e88-e9fd2edd48ee</text:span></text:a></text:p>
      <text:p text:style-name="P5"/>
      <text:p text:style-name="P4">    <text:span text:style-name="T1">As well as pursuing associate level certifications as we speak.</text:span></text:p>
      <text:p text:style-name="P2"/>
      <text:p text:style-name="P2">All CLOs: Completed an internship (12 weeks x 22 hours) as a ‘Digital Media Solutions Architect’ at Soniq which I got through RMIT where all of my daily activities were on cloud-based AWS virtual environments. Some of my tasks included:</text:p>
      <text:p text:style-name="P4">    • <text:span text:style-name="T1">Creating a highly available, and redundant virtual environment using orchestration to auto scale and load balance containerized virtual machines.</text:span></text:p>
      <text:p text:style-name="P4">    • <text:span text:style-name="T1">Cost optimizes virtual resources by removing unused systems and using scaling and load balancing.</text:span></text:p>
      <text:p text:style-name="P4"><text:soft-page-break/>    • <text:span text:style-name="T1">Using IAAC to provision and create automated Infrastructure as well as maintain it.</text:span></text:p>
      <text:p text:style-name="P4">    • <text:span text:style-name="T1">Some services we used were: VPC, EC2, S3, RDS, CloudWatch, Cognito, SNS, IAM, CloudFront, Route53, etc.</text:span></text:p>
      <text:p text:style-name="P5"><text:span text:style-name="T2">As well as many other things. </text:span></text:p>
      <text:p text:style-name="P2"/>
      <text:p text:style-name="P2">Manage infrastructure in cloud environments (ICTCLD508) COSC7405C</text:p>
      <text:p text:style-name="P2">Build and deploy resources on cloud platforms (ICTCLD507) ISYS7597C</text:p>
      <text:p text:style-name="P2">Implement virtual network in cloud environments (ICTCLD506) ISYS7596C</text:p>
      <text:p text:style-name="P2">Implement cloud infrastructure with code (ICTCLD505) INTE5052C</text:p>
      <text:p text:style-name="P2">Install and configure virtual machines (ICTNWK420) EEET7396C</text:p>
      <text:p text:style-name="P2">Design, build and test network servers (ICTNWK540) ISYS7591C</text:p>
      <text:p text:style-name="P2"/>
      <text:p text:style-name="P2">Where we covered virtualization in the cloud, virtualization using VirtualBox, and VMWare as well as much more such as advanced topics like type 1 and 2 Hypervisors.</text:p>
      <text:p text:style-name="P4">   </text:p>
      <text:p text:style-name="P2">CLOs 1 &amp; 2: Worked on an Industry Project for a Charity called ‘Paw Global’ with Tanya Unterberger for several months where in Google Cloud Platform I managed and helped build a virtual environment including a webserver, and database as well as maintain it.</text:p>
      <text:p text:style-name="P2"/>
      <text:p text:style-name="P2">CLOs 3-5: Came 2nd in the WorldSkills Regional Cloud Computing Competition where we had to build, maintain, and troubleshoot six different virtual environments in the form of challenges involved:</text:p>
      <text:p text:style-name="P2"/>
      <text:p text:style-name="P2">Troubleshooting Security Controls including:</text:p>
      <text:p text:style-name="P4">    • <text:span text:style-name="T1">Bucket Policy</text:span></text:p>
      <text:p text:style-name="P4">    • <text:span text:style-name="T1">Bucket Endpoint Policy</text:span></text:p>
      <text:p text:style-name="P2"/>
      <text:p text:style-name="P2">Managing, creating, and troubleshooting:</text:p>
      <text:p text:style-name="P4">    • <text:span text:style-name="T1">VPC Endpoints</text:span></text:p>
      <text:p text:style-name="P4">    • <text:span text:style-name="T1">VPCs</text:span></text:p>
      <text:p text:style-name="P4">    • <text:span text:style-name="T1">EC2 auto scale groups, and load balancers</text:span></text:p>
      <text:p text:style-name="P4">    • <text:span text:style-name="T1">Storage in EBS Volumes</text:span></text:p>
      <text:p text:style-name="P4">    • <text:span text:style-name="T1">AMIs</text:span></text:p>
      <text:p text:style-name="P4">    • <text:span text:style-name="T1">Lambda Functions</text:span></text:p>
      <text:p text:style-name="P2"/>
      <text:p text:style-name="P2">Recovering and querying an Aurora Database</text:p>
      <text:p text:style-name="P2"/>
      <text:p text:style-name="P2">Uncovering secrets in KMS</text:p>
      <text:p text:style-name="P2"/>
      <text:p text:style-name="P2">CLOs 1,2, 4 &amp; 5: Came 6th in the WorldSkills Regional IT Network Systems Competition where we had to create a virtual environment using VMWare on a nested virtual machine in the cloud for a mock events business setting up:</text:p>
      <text:p text:style-name="P2"/>
      <text:p text:style-name="P4">    • <text:span text:style-name="T1">3 completely different virtual machines (2 hosts, and 1 client) using different types of connections e.g. NAT, Multiple Internal Networks, and more.</text:span></text:p>
      <text:p text:style-name="P4">     </text:p>
      <text:p text:style-name="P4">    • <text:span text:style-name="T1">Host 1: Windows Server with Groups, DHCP, Active-Directory, SMB, Password-Policy, and more.</text:span></text:p>
      <text:p text:style-name="P4">     </text:p>
      <text:p text:style-name="P4">    • <text:span text:style-name="T1">Host 2: Debian Apache Webserver.</text:span></text:p>
      <text:p text:style-name="P4">     </text:p>
      <text:p text:style-name="P4"><text:soft-page-break/>    • <text:span text:style-name="T1">Client: Windows 10 environment using DHCP connected to the Active-Directory used to test connectivity and management services.</text:span></text:p>
      <text:p text:style-name="P2"/>
      <text:p text:style-name="P2">All CLOs: Completed the following micro credentials:</text:p>
      <text:p text:style-name="P2"/>
      <text:p text:style-name="P4">    • <text:span text:style-name="T1">AWS Academy Graduate - AWS Academy Cloud Architecting</text:span></text:p>
      <text:p text:style-name="P4">    • <text:span text:style-name="T1">AWS Academy Graduate - AWS Academy Cloud Foundations </text:span><text:a xlink:type="simple" xlink:href="https://www.credly.com/badges/ec73d5ef-d595-41ff-ad88-2954ae76d805" text:style-name="Internet_20_link" text:visited-style-name="Visited_20_Internet_20_Link"><text:span text:style-name="T1">https://www.credly.com/badges/ec73d5ef-d595-41ff-ad88-2954ae76d805</text:span></text:a></text:p>
      <text:p text:style-name="P4"><text:span text:style-name="T1"/></text:p>
      <text:p text:style-name="P4">    • <text:span text:style-name="T1">AWS Academy Graduate - AWS Academy Cloud Operations</text:span></text:p>
      <text:p text:style-name="P4">    • <text:span text:style-name="T1">AWS Cloud Quest: Cloud Practitioner</text:span></text:p>
      <text:p text:style-name="P4">    • <text:span text:style-name="T1">AWS DeepRacer Workshop by RMIT Race Hub</text:span></text:p>
      <text:p text:style-name="P4">    • <text:span text:style-name="T1">AWS Learning: Architecting</text:span></text:p>
      <text:p text:style-name="P4">    • <text:span text:style-name="T1">AWS Serverless Training Workshop by Eric Johnson</text:span></text:p>
      <text:p text:style-name="P4">    • <text:span text:style-name="T1">AWS: Networking by Sharif Nijim</text:span></text:p>
      <text:p text:style-name="P4">    • <text:span text:style-name="T1">LinkedIn Course: Building Dynamic Websites using AWS Lambdas by Brett McLaughlin</text:span></text:p>
      <text:p text:style-name="P4">    • <text:span text:style-name="T1">LinkedIn Course: Cloud Architecture: Advanced Concepts by Lee Atchison</text:span></text:p>
      <text:p text:style-name="P4">    • <text:span text:style-name="T1">LinkedIn Course: Cloud Architecture: Core Concepts by David Linthicum</text:span></text:p>
      <text:p text:style-name="P4">    • <text:span text:style-name="T1">LinkedIn Course: Cloud Architecture: Design Decisions by David Linthicum</text:span></text:p>
      <text:p text:style-name="P4">    • <text:span text:style-name="T1">DeepRacer Student League 416/2193</text:span></text:p>
      <text:p text:style-name="P4">    • <text:span text:style-name="T1">LinkedIn Course: Google Cloud Data and Storage Foundations by Mark Johnson</text:span></text:p>
      <text:p text:style-name="P4">    • <text:span text:style-name="T1">LinkedIn Course: Google Cloud Foundations by Mark Johnson</text:span></text:p>
      <text:p text:style-name="P4">    • <text:span text:style-name="T1">LinkedIn Course: Google Cloud Platform for Enterprise Essential Training (2021) by Lynn Langit</text:span></text:p>
      <text:p text:style-name="P4">    • <text:span text:style-name="T1">LinkedIn Course: Introduction to AWS for Non-Engineers: 4 Billing and Pricing by Hiroko Nishimura</text:span></text:p>
      <text:p text:style-name="P4">    • <text:span text:style-name="T1">LinkedIn Course: Introduction to Cloud Computing for IT Pros by David Rivers</text:span></text:p>
      <text:p text:style-name="P4">    • <text:span text:style-name="T1">LinkedIn Course: Learning Cloud Computing: Application Migration by David Linthicum</text:span></text:p>
      <text:p text:style-name="P4">    • <text:span text:style-name="T1">LinkedIn Course: Learning Cloud Computing: Cloud Security by David Linthicum</text:span></text:p>
      <text:p text:style-name="P4">    • <text:span text:style-name="T1">LinkedIn Course: Learning Cloud Computing: Monitoring and Operations by David Linthicum</text:span></text:p>
      <text:p text:style-name="P4">    • <text:span text:style-name="T1">LinkedIn Course: Learning Cloud Computing: Networking by David Linthicum</text:span></text:p>
      <text:p text:style-name="P4">    • <text:span text:style-name="T1">LinkedIn Course: Learning Google Cloud Security by Dominique West</text:span></text:p>
      <text:p text:style-name="P4">    • <text:span text:style-name="T1">LinkedIn Course: Learning Google Cloud Security by Dominique West</text:span></text:p>
      <text:p text:style-name="P4">    • <text:span text:style-name="T1">LinkedIn Course: Learning Kubernetes by Kim Schlesinger</text:span></text:p>
      <text:p text:style-name="P4">    • <text:span text:style-name="T1">LinkedIn Course: Learning Terraform by Josh Samuelson</text:span></text:p>
      <text:p text:style-name="P4">    • <text:span text:style-name="T1">LinkedIn Course: Learning VirtualBox by Scott Simpson</text:span></text:p>
      <text:p text:style-name="P4">    • <text:span text:style-name="T1">LinkedIn Course: Understanding Edge Computing in a Cloud Computing World by David Linthicum</text:span></text:p>
      <text:p text:style-name="P4">    • <text:span text:style-name="T1">LinkedIn Course: Understanding Google Cloud Fundamentals by Mark Johnson and Dominique West</text:span></text:p>
      <text:p text:style-name="P2"/>
      <text:p text:style-name="P2">I have also explored the following through various personal projects such as:</text:p>
      <text:p text:style-name="P4">    • <text:span text:style-name="T1">Building my own website on a virtual environment hosted on the cloud.</text:span></text:p>
      <text:p text:style-name="P4">    • <text:span text:style-name="T1">Using terraform to create multi-cloud environments.</text:span></text:p>
      <text:p text:style-name="P4">    • <text:span text:style-name="T1">Creating large-scale virtual environments using VMWARE, VirtualBox, AWS, Azure, GCP, and more.</text:span></text:p>
      <text:p text:style-name="P4">    • <text:span text:style-name="T1">Windows Virtualization features such as Hyper-V, and Windows Sandbox.</text:span></text:p>
      <text:p text:style-name="P7"><text:span text:style-name="T5">    • </text:span><text:span text:style-name="T4">MacOS virtualization using Parallels Desktop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Arial, Helvetica, sans-serif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15:59:39.262594044</meta:creation-date>
    <dc:date>2023-07-07T16:28:36.542976777</dc:date>
    <meta:editing-duration>PT28M57S</meta:editing-duration>
    <meta:editing-cycles>2</meta:editing-cycles>
    <meta:generator>LibreOffice/7.5.3.2$Linux_X86_64 LibreOffice_project/50$Build-2</meta:generator>
    <meta:document-statistic meta:table-count="0" meta:image-count="0" meta:object-count="0" meta:page-count="3" meta:paragraph-count="95" meta:word-count="876" meta:character-count="6686" meta:non-whitespace-character-count="5630"/>
  </office:meta>
</office:document-meta>
</file>